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1a57dee"/>
    </style:style>
    <style:style style:name="P19" style:family="paragraph" style:parent-style-name="Standard" style:list-style-name="L1">
      <style:paragraph-properties fo:break-before="page"/>
      <style:text-properties officeooo:paragraph-rsid="01f797ea"/>
    </style:style>
    <style:style style:name="P20" style:family="paragraph" style:parent-style-name="Standard">
      <style:text-properties officeooo:paragraph-rsid="01bc32b8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601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Footnote">
      <style:text-properties fo:language="en" fo:country="US" officeooo:paragraph-rsid="0248fa49" fo:background-color="transparent"/>
    </style:style>
    <style:style style:name="P23" style:family="paragraph" style:parent-style-name="Footnote">
      <style:text-properties style:font-name="Liberation Sans" fo:language="en" fo:country="GB" officeooo:paragraph-rsid="10332ca5"/>
    </style:style>
    <style:style style:name="P24" style:family="paragraph" style:parent-style-name="Footnote">
      <style:text-properties officeooo:paragraph-rsid="02489d8b"/>
    </style:style>
    <style:style style:name="P25" style:family="paragraph" style:parent-style-name="Standard">
      <style:text-properties officeooo:paragraph-rsid="01c0339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30" style:family="paragraph" style:parent-style-name="Standard">
      <style:text-properties officeooo:paragraph-rsid="0103e699"/>
    </style:style>
    <style:style style:name="P31" style:family="paragraph" style:parent-style-name="Standard" style:list-style-name="L1">
      <style:text-properties officeooo:paragraph-rsid="0215050e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6" style:family="paragraph" style:parent-style-name="Standard" style:list-style-name="L2">
      <style:text-properties officeooo:paragraph-rsid="006ea368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5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6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71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73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7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8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size-asian="12pt" style:font-size-complex="12pt"/>
    </style:style>
    <style:style style:name="T21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en" fo:country="U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30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31" style:family="text">
      <style:text-properties style:font-name="Liberation Sans" fo:language="en" fo:country="US"/>
    </style:style>
    <style:style style:name="T32" style:family="text">
      <style:text-properties style:font-name="Liberation Sans" fo:language="en" fo:country="US" officeooo:rsid="01f61662"/>
    </style:style>
    <style:style style:name="T33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4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4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font-size="10pt" fo:language="en" fo:country="US" style:font-size-asian="10pt" style:font-size-complex="10pt"/>
    </style:style>
    <style:style style:name="T49" style:family="text">
      <style:text-properties fo:font-size="10pt" fo:language="en" fo:country="US" officeooo:rsid="02182436" style:font-size-asian="10pt" style:font-size-complex="10pt"/>
    </style:style>
    <style:style style:name="T50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56010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534d7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3600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language="en" fo:country="US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language="en" fo:country="US" fo:font-weight="bold" style:font-weight-asian="bold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US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officeooo:rsid="020686f0"/>
    </style:style>
    <style:style style:name="T164" style:family="text">
      <style:text-properties officeooo:rsid="01e96954"/>
    </style:style>
    <style:style style:name="T165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Preparing to transfer</text:span></text:span><text:span text:style-name="T7"> </text:span><text:span text:style-name="Emphasis"><text:span text:style-name="T8">(</text:span></text:span><text:span text:style-name="Emphasis"><text:span text:style-name="T9">only </text:span></text:span><text:span text:style-name="Emphasis"><text:span text:style-name="T10">if </text:span></text:span><text:span text:style-name="Emphasis"><text:span text:style-name="T11">o</text:span></text:span><text:span text:style-name="Emphasis"><text:span text:style-name="T12">n</text:span></text:span><text:span text:style-name="Emphasis"><text:span text:style-name="T8"> Windows </text:span></text:span><text:span text:style-name="Emphasis"><text:span text:style-name="T13">Desktop</text:span></text:span><text:span text:style-name="Emphasis"><text:span text:style-name="T8">)</text:span>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16">Download Mozilla Firefox, Mozilla Thunderbird, </text:span><text:span text:style-name="T17">and</text:span><text:span text:style-name="T18"> Google Chrome</text:span><text:span text:style-name="T1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9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10"><text:span text:style-name="T19">Collect E-mail addresses and mail server addresses </text:span><text:span text:style-name="Emphasis"><text:span text:style-name="T20">per user</text:span></text:span><text:span text:style-name="T1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1"><text:span text:style-name="T21">Install and start Google Chrome, import everything </text:span><text:span text:style-name="Emphasis"><text:span text:style-name="T22">per user</text:span></text:span><text:span text:style-name="T21"> from the current browser, and check the operation.</text:span></text:p>
            <text:p text:style-name="P12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3"><text:span text:style-name="T21">Install and start Mozilla Firefox, import everything </text:span><text:span text:style-name="Emphasis"><text:span text:style-name="T22">per user</text:span></text:span><text:span text:style-name="T21"> from the current browser, and check the operation.</text:span></text:p>
            <text:p text:style-name="P14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13"><text:span text:style-name="T23">Install and start Mozilla Thunderbird, import </text:span><text:span text:style-name="Emphasis"><text:span text:style-name="T24">per user</text:span></text:span><text:span text:style-name="T23"> from the </text:span><text:span text:style-name="T25">email program </text:span><text:span text:style-name="T26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14"><text:s/></text:span><text:span text:style-name="T15"><draw:control text:anchor-type="as-char" draw:z-index="114" draw:name="Vorm9" draw:style-name="gr1" draw:text-style-name="P6" svg:width="0.35cm" svg:height="0.35cm" draw:control="control113"/></text:span><text:span text:style-name="T14"><text:s/></text:span><text:span text:style-name="T15"><draw:control text:anchor-type="as-char" draw:z-index="115" draw:name="Vorm10" draw:style-name="gr1" draw:text-style-name="P6" svg:width="0.35cm" svg:height="0.35cm" draw:control="control114"/></text:span><text:span text:style-name="T14"><text:s/></text:span><text:span text:style-name="T15"><draw:control text:anchor-type="as-char" draw:z-index="116" draw:name="Vorm11" draw:style-name="gr1" draw:text-style-name="P6" svg:width="0.35cm" svg:height="0.35cm" draw:control="control115"/></text:span><text:span text:style-name="T14"><text:s/></text:span><text:span text:style-name="T15"><draw:control text:anchor-type="as-char" draw:z-index="137" draw:name="Vorm12" draw:style-name="gr1" draw:text-style-name="P6" svg:width="0.35cm" svg:height="0.35cm" draw:control="control136"/></text:span><text:span text:style-name="T15"><text:tab/></text:span><text:span text:style-name="T27">account settings</text:span><text:span text:style-name="T2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29"><text:s/></text:span><text:span text:style-name="T30"><draw:control text:anchor-type="as-char" draw:z-index="133" draw:name="Vorm14" draw:style-name="gr1" draw:text-style-name="P6" svg:width="0.35cm" svg:height="0.35cm" draw:control="control132"/></text:span><text:span text:style-name="T29"><text:s/></text:span><text:span text:style-name="T30"><draw:control text:anchor-type="as-char" draw:z-index="134" draw:name="Vorm15" draw:style-name="gr1" draw:text-style-name="P6" svg:width="0.35cm" svg:height="0.35cm" draw:control="control133"/></text:span><text:span text:style-name="T29"><text:s/></text:span><text:span text:style-name="T30"><draw:control text:anchor-type="as-char" draw:z-index="135" draw:name="Vorm16" draw:style-name="gr1" draw:text-style-name="P6" svg:width="0.35cm" svg:height="0.35cm" draw:control="control134"/></text:span><text:span text:style-name="T29"><text:s/></text:span><text:span text:style-name="T30"><draw:control text:anchor-type="as-char" draw:z-index="136" draw:name="Vorm17" draw:style-name="gr1" draw:text-style-name="P6" svg:width="0.35cm" svg:height="0.35cm" draw:control="control135"/></text:span><text:span text:style-name="T30"><text:tab/>Email folders</text:span><text:span text:style-name="T3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29"><text:s/></text:span><text:span text:style-name="T30"><draw:control text:anchor-type="as-char" draw:z-index="129" draw:name="Vorm19" draw:style-name="gr1" draw:text-style-name="P6" svg:width="0.35cm" svg:height="0.35cm" draw:control="control128"/></text:span><text:span text:style-name="T29"><text:s/></text:span><text:span text:style-name="T30"><draw:control text:anchor-type="as-char" draw:z-index="130" draw:name="Vorm20" draw:style-name="gr1" draw:text-style-name="P6" svg:width="0.35cm" svg:height="0.35cm" draw:control="control129"/></text:span><text:span text:style-name="T29"><text:s/></text:span><text:span text:style-name="T30"><draw:control text:anchor-type="as-char" draw:z-index="131" draw:name="Vorm21" draw:style-name="gr1" draw:text-style-name="P6" svg:width="0.35cm" svg:height="0.35cm" draw:control="control130"/></text:span><text:span text:style-name="T29"><text:s/></text:span><text:span text:style-name="T30"><draw:control text:anchor-type="as-char" draw:z-index="132" draw:name="Vorm22" draw:style-name="gr1" draw:text-style-name="P6" svg:width="0.35cm" svg:height="0.35cm" draw:control="control131"/></text:span><text:span text:style-name="T30"><text:tab/></text:span><text:span text:style-name="T31">ad</text:span><text:span text:style-name="T32">d</text:span><text:span text:style-name="T31">res</text:span><text:span text:style-name="T32">s book</text:span><text:span text:style-name="T3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14"><text:s/></text:span><text:span text:style-name="T15"><draw:control text:anchor-type="as-char" draw:z-index="125" draw:name="Vorm24" draw:style-name="gr1" draw:text-style-name="P6" svg:width="0.35cm" svg:height="0.35cm" draw:control="control124"/></text:span><text:span text:style-name="T14"><text:s/></text:span><text:span text:style-name="T15"><draw:control text:anchor-type="as-char" draw:z-index="126" draw:name="Vorm25" draw:style-name="gr1" draw:text-style-name="P6" svg:width="0.35cm" svg:height="0.35cm" draw:control="control125"/></text:span><text:span text:style-name="T14"><text:s/></text:span><text:span text:style-name="T15"><draw:control text:anchor-type="as-char" draw:z-index="127" draw:name="Vorm26" draw:style-name="gr1" draw:text-style-name="P6" svg:width="0.35cm" svg:height="0.35cm" draw:control="control126"/></text:span><text:span text:style-name="T14"><text:s/></text:span><text:span text:style-name="T15"><draw:control text:anchor-type="as-char" draw:z-index="128" draw:name="Vorm27" draw:style-name="gr1" draw:text-style-name="P6" svg:width="0.35cm" svg:height="0.35cm" draw:control="control127"/></text:span><text:span text:style-name="T15"><text:tab/></text:span><text:span text:style-name="T33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16"><text:span text:style-name="T14"><text:s/></text:span><text:span text:style-name="T15"><draw:control text:anchor-type="as-char" draw:z-index="121" draw:name="Vorm29" draw:style-name="gr1" draw:text-style-name="P6" svg:width="0.35cm" svg:height="0.35cm" draw:control="control120"/></text:span><text:span text:style-name="T14"><text:s/></text:span><text:span text:style-name="T15"><draw:control text:anchor-type="as-char" draw:z-index="122" draw:name="Vorm30" draw:style-name="gr1" draw:text-style-name="P6" svg:width="0.35cm" svg:height="0.35cm" draw:control="control121"/></text:span><text:span text:style-name="T14"><text:s/></text:span><text:span text:style-name="T15"><draw:control text:anchor-type="as-char" draw:z-index="123" draw:name="Vorm31" draw:style-name="gr1" draw:text-style-name="P6" svg:width="0.35cm" svg:height="0.35cm" draw:control="control122"/></text:span><text:span text:style-name="T14"><text:s/></text:span><text:span text:style-name="T15"><draw:control text:anchor-type="as-char" draw:z-index="124" draw:name="Vorm32" draw:style-name="gr1" draw:text-style-name="P6" svg:width="0.35cm" svg:height="0.35cm" draw:control="control123"/></text:span><text:span text:style-name="T15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7"><text:span text:style-name="T34">If importing fails, export everything in any way possible from the current </text:span><text:span text:style-name="T35">email program</text:span><text:span text:style-name="T34"> to be able to import the data later.</text:span></text:p>
          </table:table-cell>
        </table:table-row>
      </table:table>
      <text:p text:style-name="P18"/>
      <text:list text:continue-numbering="true" text:style-name="L1">
        <text:list-item text:start-value="1">
          <text:p text:style-name="P19"><text:span text:style-name="T36">Preparing to transfer</text:span><text:span text:style-name="T37"> - </text:span><text:span text:style-name="T38">continued</text:span></text:p>
        </text:list-item>
      </text:list>
      <text:p text:style-name="P2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T14"><text:s/></text:span><text:span text:style-name="T15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21"><text:span text:style-name="T39">Boot the computer from</text:span><text:span text:style-name="T40"><text:note text:id="ftn1" text:note-class="footnote"><text:note-citation>1</text:note-citation><text:note-body><text:p text:style-name="P22"><text:span text:style-name="T41">Boot menu/Setup via one of the </text:span><text:span text:style-name="T42">f</text:span><text:span text:style-name="T41">requently used keys: </text:span><text:span text:style-name="T43">Esc</text:span><text:span text:style-name="T44">, </text:span><text:span text:style-name="T43">Delete</text:span><text:span text:style-name="T44">, </text:span><text:span text:style-name="T43">F1</text:span><text:span text:style-name="T44">, </text:span><text:span text:style-name="T43">F2</text:span><text:span text:style-name="T44">, </text:span><text:span text:style-name="T43">F9</text:span><text:span text:style-name="T44">, </text:span><text:span text:style-name="T43">F10</text:span><text:span text:style-name="T44">, </text:span><text:span text:style-name="T43">F11</text:span><text:span text:style-name="T44">, or </text:span><text:span text:style-name="T43">F12</text:span></text:p></text:note-body></text:note></text:span><text:span text:style-name="T39"> a</text:span><text:span text:style-name="T45"> </text:span><text:span text:style-name="T46">L</text:span><text:span text:style-name="T45">ive</text:span><text:span text:style-name="T47"><text:note text:id="ftn2" text:note-class="footnote"><text:note-citation>2</text:note-citation><text:note-body><text:p text:style-name="P23"><text:span text:style-name="T48">From a Live USB stick you can boot and work with </text:span><text:span text:style-name="T49">Linux</text:span><text:span text:style-name="Strong_20_Emphasis"><text:span text:style-name="T50"> </text:span></text:span><text:span text:style-name="T48">without modifying any files on the hard drive and also allows installation of </text:span><text:span text:style-name="T49">Linux</text:span><text:span text:style-name="Strong_20_Emphasis"><text:span text:style-name="T50">.</text:span></text:span></text:p></text:note-body></text:note></text:span><text:span text:style-name="T51"> USB stick</text:span><text:span text:style-name="T52"><text:note text:id="ftn3" text:note-class="footnote"><text:note-citation>3</text:note-citation><text:note-body><text:p text:style-name="P24"><text:span text:style-name="Strong_20_Emphasis"><text:span text:style-name="T53">S</text:span></text:span><text:span text:style-name="Strong_20_Emphasis"><text:span text:style-name="T53">e</text:span></text:span><text:span text:style-name="Strong_20_Emphasis"><text:span text:style-name="T53">e </text:span></text:span><text:span text:style-name="Strong_20_Emphasis"><text:span text:style-name="T54">Checklist installation ...</text:span></text:span></text:p></text:note-body></text:note></text:span><text:span text:style-name="T52">, </text:span><text:span text:style-name="T55">like</text:span><text:span text:style-name="T56"> </text:span><text:span text:style-name="T57">Debian</text:span><text:span text:style-name="T58"> </text:span><text:span text:style-name="T59">o</text:span><text:span text:style-name="T60">r</text:span><text:span text:style-name="T59"> Rocky Linux</text:span><text:span text:style-name="T61"> </text:span><text:span text:style-name="T45">Desktop/</text:span><text:span text:style-name="T62">Workstation</text:span><text:span text:style-name="T63">, </text:span><text:span text:style-name="T64">or on Windows </text:span><text:span text:style-name="T65">but</text:span><text:span text:style-name="T64"> </text:span><text:span text:style-name="T66">t</text:span><text:span text:style-name="T67">urn </text:span><text:span text:style-name="T68">off</text:span><text:span text:style-name="T63"> any virus scanner </text:span><text:span text:style-name="T69">(slows down the backup)</text:span><text:span text:style-name="T63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6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7"><text:span text:style-name="T70">M</text:span><text:span text:style-name="T71">y Documents</text:span><text:span text:style-name="T70">, </text:span><text:span text:style-name="T72">etc</text:span><text:span text:style-name="T7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7"><text:span text:style-name="T73">Desktop wallpapers</text:span><text:span text:style-name="T7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46" draw:name="Vorm39" draw:style-name="gr1" draw:text-style-name="P6" svg:width="0.35cm" svg:height="0.35cm" draw:control="control145"/></text:span><text:span text:style-name="T14"><text:s/></text:span><text:span text:style-name="T15"><draw:control text:anchor-type="as-char" draw:z-index="147" draw:name="Vorm40" draw:style-name="gr1" draw:text-style-name="P6" svg:width="0.35cm" svg:height="0.35cm" draw:control="control146"/></text:span><text:span text:style-name="T14"><text:s/></text:span><text:span text:style-name="T15"><draw:control text:anchor-type="as-char" draw:z-index="148" draw:name="Vorm41" draw:style-name="gr1" draw:text-style-name="P6" svg:width="0.35cm" svg:height="0.35cm" draw:control="control147"/></text:span><text:span text:style-name="T14"><text:s/></text:span><text:span text:style-name="T15"><draw:control text:anchor-type="as-char" draw:z-index="149" draw:name="Vorm42" draw:style-name="gr1" draw:text-style-name="P6" svg:width="0.35cm" svg:height="0.35cm" draw:control="control148"/></text:span><text:span text:style-name="T15"><text:tab/></text:span><text:span text:style-name="T74">The created </text:span><text:span text:style-name="T75">Chrome</text:span><text:span text:style-name="T70"> </text:span><text:span text:style-name="T76">files</text:span><text:span text:style-name="T70"><text:line-break/><text:tab/><text:tab/><text:tab/><text:tab/></text:span><text:span text:style-name="T77">&lt;= </text:span><text:span text:style-name="T78">XP<text:tab/></text:span><text:span text:style-name="T79">:<text:tab/></text:span><text:span text:style-name="T70">C:\Documents and Settings\</text:span><text:span text:style-name="T80">&lt;</text:span><text:span text:style-name="T81">u</text:span><text:span text:style-name="T82">sername</text:span><text:span text:style-name="T80">&gt;</text:span><text:span text:style-name="T70">\Application Data\</text:span><text:span text:style-name="T83">Google</text:span><text:span text:style-name="T70"><text:line-break/><text:tab/><text:tab/><text:tab/><text:tab/></text:span><text:span text:style-name="T77">&gt;= </text:span><text:span text:style-name="T84">W7</text:span><text:span text:style-name="T85"><text:tab/></text:span><text:span text:style-name="T86">:</text:span><text:span text:style-name="T79"><text:tab/></text:span><text:span text:style-name="T70">C:\Users\</text:span><text:span text:style-name="T80">&lt;</text:span><text:span text:style-name="T82">Username</text:span><text:span text:style-name="T80">&gt;</text:span><text:span text:style-name="T87">\</text:span><text:span text:style-name="T70">AppData\Roaming\</text:span><text:span text:style-name="T83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50" draw:name="Vorm44" draw:style-name="gr1" draw:text-style-name="P6" svg:width="0.35cm" svg:height="0.35cm" draw:control="control149"/></text:span><text:span text:style-name="T14"><text:s/></text:span><text:span text:style-name="T15"><draw:control text:anchor-type="as-char" draw:z-index="151" draw:name="Vorm45" draw:style-name="gr1" draw:text-style-name="P6" svg:width="0.35cm" svg:height="0.35cm" draw:control="control150"/></text:span><text:span text:style-name="T14"><text:s/></text:span><text:span text:style-name="T15"><draw:control text:anchor-type="as-char" draw:z-index="152" draw:name="Vorm46" draw:style-name="gr1" draw:text-style-name="P6" svg:width="0.35cm" svg:height="0.35cm" draw:control="control151"/></text:span><text:span text:style-name="T14"><text:s/></text:span><text:span text:style-name="T15"><draw:control text:anchor-type="as-char" draw:z-index="153" draw:name="Vorm47" draw:style-name="gr1" draw:text-style-name="P6" svg:width="0.35cm" svg:height="0.35cm" draw:control="control152"/></text:span><text:span text:style-name="T15"><text:tab/></text:span><text:span text:style-name="T74">The created</text:span><text:span text:style-name="T70"> F</text:span><text:span text:style-name="T88">irefox</text:span><text:span text:style-name="T70"> </text:span><text:span text:style-name="T76">files</text:span><text:span text:style-name="T70"><text:line-break/><text:tab/><text:tab/><text:tab/><text:tab/></text:span><text:span text:style-name="T77">&lt;= </text:span><text:span text:style-name="T78">XP<text:tab/></text:span><text:span text:style-name="T79">:<text:tab/></text:span><text:span text:style-name="T70">C:\Documents and Settings\</text:span><text:span text:style-name="T80">&lt;</text:span><text:span text:style-name="T81">u</text:span><text:span text:style-name="T82">sername</text:span><text:span text:style-name="T80">&gt;</text:span><text:span text:style-name="T70">\Application Data\Mozilla<text:line-break/><text:tab/><text:tab/><text:tab/><text:tab/></text:span><text:span text:style-name="T77">&gt;= </text:span><text:span text:style-name="T84">W7<text:tab/></text:span><text:span text:style-name="T86">:</text:span><text:span text:style-name="T79"><text:tab/></text:span><text:span text:style-name="T70">C:\Users\</text:span><text:span text:style-name="T80">&lt;</text:span><text:span text:style-name="T82">Username</text:span><text:span text:style-name="T80">&gt;</text:span><text:span text:style-name="T87">\</text:span><text:span text:style-name="T70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54" draw:name="Vorm49" draw:style-name="gr1" draw:text-style-name="P6" svg:width="0.35cm" svg:height="0.35cm" draw:control="control153"/></text:span><text:span text:style-name="T14"><text:s/></text:span><text:span text:style-name="T15"><draw:control text:anchor-type="as-char" draw:z-index="155" draw:name="Vorm50" draw:style-name="gr1" draw:text-style-name="P6" svg:width="0.35cm" svg:height="0.35cm" draw:control="control154"/></text:span><text:span text:style-name="T14"><text:s/></text:span><text:span text:style-name="T15"><draw:control text:anchor-type="as-char" draw:z-index="156" draw:name="Vorm51" draw:style-name="gr1" draw:text-style-name="P6" svg:width="0.35cm" svg:height="0.35cm" draw:control="control155"/></text:span><text:span text:style-name="T14"><text:s/></text:span><text:span text:style-name="T15"><draw:control text:anchor-type="as-char" draw:z-index="157" draw:name="Vorm52" draw:style-name="gr1" draw:text-style-name="P6" svg:width="0.35cm" svg:height="0.35cm" draw:control="control156"/></text:span><text:span text:style-name="T15"><text:tab/></text:span><text:span text:style-name="T74">The created</text:span><text:span text:style-name="T70"> T</text:span><text:span text:style-name="T88">hunderbird</text:span><text:span text:style-name="T70"> </text:span><text:span text:style-name="T76">files</text:span><text:span text:style-name="T70"><text:line-break/><text:tab/><text:tab/><text:tab/><text:tab/></text:span><text:span text:style-name="T77">&lt;= </text:span><text:span text:style-name="T78">XP<text:tab/></text:span><text:span text:style-name="T79">:<text:tab/></text:span><text:span text:style-name="T87">C:\Documents and Settings\</text:span><text:span text:style-name="T89">&lt;</text:span><text:span text:style-name="T81">u</text:span><text:span text:style-name="T82">sername</text:span><text:span text:style-name="T89">&gt;</text:span><text:span text:style-name="T87">\</text:span><text:span text:style-name="T70">Application Data\Thunderbird<text:line-break/><text:tab/><text:tab/><text:tab/><text:tab/></text:span><text:span text:style-name="T77">&gt;= </text:span><text:span text:style-name="T84">W7<text:tab/></text:span><text:span text:style-name="T86">:</text:span><text:span text:style-name="T79"><text:tab/></text:span><text:span text:style-name="T70">C:\Users\</text:span><text:span text:style-name="T80">&lt;</text:span><text:span text:style-name="T82">Username</text:span><text:span text:style-name="T80">&gt;</text:span><text:span text:style-name="T87">\</text:span><text:span text:style-name="T70">AppData\Roaming\Thunderbird</text:span></text:p>
          </table:table-cell>
        </table:table-row>
      </table:table>
      <text:p text:style-name="P29"/>
      <text:p text:style-name="P30"/>
      <text:list text:continue-numbering="true" text:style-name="L1">
        <text:list-item>
          <text:p text:style-name="P31"><text:span text:style-name="Strong_20_Emphasis"><text:span text:style-name="T90">Install </text:span></text:span><text:span text:style-name="Strong_20_Emphasis"><text:span text:style-name="T91">Linux</text:span></text:span><text:span text:style-name="T92"> </text:span><text:span text:style-name="Emphasis"><text:span text:style-name="T93">(</text:span></text:span><text:span text:style-name="Emphasis"><text:span text:style-name="T94">Desktop: </text:span></text:span><text:span text:style-name="Emphasis"><text:span text:style-name="T95">consider </text:span></text:span><text:span text:style-name="Emphasis"><text:span text:style-name="T96">dual boot</text:span></text:span><text:span text:style-name="Emphasis"><text:span text:style-name="T93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T14"><text:s/></text:span><text:span text:style-name="T15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33"><text:span text:style-name="T63">Install </text:span><text:span text:style-name="T59">Linux </text:span><text:span text:style-name="T63">according to the </text:span><text:span text:style-name="T97">Checklist i</text:span><text:span text:style-name="T98">nstallation</text:span><text:span text:style-name="T63"><text:note text:id="ftn4" text:note-class="footnote"><text:note-citation>4</text:note-citation><text:note-body><text:p text:style-name="P34"><text:span text:style-name="T99">Checklist installation can be found </text:span><text:span text:style-name="Strong_20_Emphasis"><text:span text:style-name="T100">at </text:span></text:span><text:a xlink:type="simple" xlink:href="https://karelzimmer.nl/html/en/home.html" text:style-name="Internet_20_link" text:visited-style-name="Visited_20_Internet_20_Link"><text:span text:style-name="Strong_20_Emphasis"><text:span text:style-name="T101">karelzimmer.nl/en</text:span></text:span></text:a><text:span text:style-name="Strong_20_Emphasis"><text:span text:style-name="T100">, under</text:span></text:span><text:span text:style-name="T99"> </text:span><text:span text:style-name="T102">Linux</text:span><text:span text:style-name="T99">.</text:span></text:p></text:note-body></text:note></text:span><text:span text:style-name="T63">.</text:span></text:p>
          </table:table-cell>
        </table:table-row>
      </table:table>
      <text:p text:style-name="P35"><text:tab/></text:p>
      <text:list text:continue-numbering="true" text:style-name="L1">
        <text:list-item>
          <text:p text:style-name="P36"><text:span text:style-name="T103">Perform transfer</text:span><text:span text:style-name="T104"> </text:span><text:span text:style-name="T105">(</text:span><text:span text:style-name="T106">o</text:span><text:span text:style-name="T107">n</text:span><text:span text:style-name="T105"> </text:span><text:span text:style-name="T108">Linux</text:span><text:span text:style-name="T105">)</text:span><text:span text:style-name="T104"><text:line-break/></text:span></text:p>
          <text:p text:style-name="P37"><text:span text:style-name="Emphasis"><text:span text:style-name="T109">The actions in this chapter must be performed per user.</text:span></text:span></text:p>
          <text:p text:style-name="P38"><text:span text:style-name="T110"/></text:p>
        </text:list-item>
      </text:list>
      <text:p text:style-name="P39"><text:span text:style-name="T111"><text:tab/></text:span><text:span text:style-name="T111"><draw:control text:anchor-type="as-char" draw:z-index="2" draw:name="Vorm54" draw:style-name="gr1" draw:text-style-name="P6" svg:width="0.35cm" svg:height="0.35cm" draw:control="control1"/></text:span><text:span text:style-name="T111"><text:tab/></text:span><text:span text:style-name="T111"><draw:control text:anchor-type="as-char" draw:z-index="13" draw:name="Vorm55" draw:style-name="gr1" draw:text-style-name="P6" svg:width="0.35cm" svg:height="0.35cm" draw:control="control12"/></text:span><text:span text:style-name="T111"><text:tab/></text:span><text:span text:style-name="T111"><draw:control text:anchor-type="as-char" draw:z-index="14" draw:name="Vorm56" draw:style-name="gr1" draw:text-style-name="P6" svg:width="0.35cm" svg:height="0.35cm" draw:control="control13"/></text:span><text:span text:style-name="T111"><text:tab/></text:span><text:span text:style-name="T111"><draw:control text:anchor-type="as-char" draw:z-index="15" draw:name="Vorm57" draw:style-name="gr1" draw:text-style-name="P6" svg:width="0.35cm" svg:height="0.35cm" draw:control="control14"/></text:span><text:span text:style-name="T111"><text:tab/></text:span><text:span text:style-name="T112">Make sure there is no Internet connection, so that no new e-mails can arrive.</text:span></text:p>
      <text:p text:style-name="P40"><text:tab/><draw:control text:anchor-type="as-char" draw:z-index="3" draw:name="Vorm58" draw:style-name="gr1" draw:text-style-name="P6" svg:width="0.35cm" svg:height="0.35cm" draw:control="control2"/><text:span text:style-name="T113"><text:tab/></text:span><text:span text:style-name="T113"><draw:control text:anchor-type="as-char" draw:z-index="16" draw:name="Vorm59" draw:style-name="gr1" draw:text-style-name="P6" svg:width="0.35cm" svg:height="0.35cm" draw:control="control15"/></text:span><text:span text:style-name="T113"><text:tab/></text:span><text:span text:style-name="T113"><draw:control text:anchor-type="as-char" draw:z-index="17" draw:name="Vorm60" draw:style-name="gr1" draw:text-style-name="P6" svg:width="0.35cm" svg:height="0.35cm" draw:control="control16"/></text:span><text:span text:style-name="T113"><text:tab/></text:span><text:span text:style-name="T113"><draw:control text:anchor-type="as-char" draw:z-index="18" draw:name="Vorm61" draw:style-name="gr1" draw:text-style-name="P6" svg:width="0.35cm" svg:height="0.35cm" draw:control="control17"/></text:span><text:span text:style-name="T113"><text:tab/></text:span><text:span text:style-name="T114">Connect the external hard disk.</text:span></text:p>
      <text:p text:style-name="P40"><text:tab/><draw:control text:anchor-type="as-char" draw:z-index="4" draw:name="Vorm62" draw:style-name="gr1" draw:text-style-name="P6" svg:width="0.35cm" svg:height="0.35cm" draw:control="control3"/><text:span text:style-name="T113"><text:tab/></text:span><text:span text:style-name="T113"><draw:control text:anchor-type="as-char" draw:z-index="19" draw:name="Vorm63" draw:style-name="gr1" draw:text-style-name="P6" svg:width="0.35cm" svg:height="0.35cm" draw:control="control18"/></text:span><text:span text:style-name="T113"><text:tab/></text:span><text:span text:style-name="T113"><draw:control text:anchor-type="as-char" draw:z-index="20" draw:name="Vorm64" draw:style-name="gr1" draw:text-style-name="P6" svg:width="0.35cm" svg:height="0.35cm" draw:control="control19"/></text:span><text:span text:style-name="T113"><text:tab/></text:span><text:span text:style-name="T113"><draw:control text:anchor-type="as-char" draw:z-index="21" draw:name="Vorm65" draw:style-name="gr1" draw:text-style-name="P6" svg:width="0.35cm" svg:height="0.35cm" draw:control="control20"/></text:span><text:span text:style-name="T113"><text:tab/></text:span><text:span text:style-name="T115">Copy</text:span><text:span text:style-name="T104"> </text:span><text:span text:style-name="T116">M</text:span><text:span text:style-name="T117">y</text:span><text:span text:style-name="T116"> </text:span><text:span text:style-name="T117">Documents</text:span><text:span text:style-name="T116">, </text:span><text:span text:style-name="T72">etc</text:span><text:span text:style-name="T104">.</text:span></text:p>
      <text:p text:style-name="P41"><text:tab/><draw:control text:anchor-type="as-char" draw:z-index="5" draw:name="Vorm70" draw:style-name="gr1" draw:text-style-name="P6" svg:width="0.35cm" svg:height="0.35cm" draw:control="control4"/><text:span text:style-name="T113"><text:tab/></text:span><text:span text:style-name="T113"><draw:control text:anchor-type="as-char" draw:z-index="22" draw:name="Vorm71" draw:style-name="gr1" draw:text-style-name="P6" svg:width="0.35cm" svg:height="0.35cm" draw:control="control21"/></text:span><text:span text:style-name="T113"><text:tab/></text:span><text:span text:style-name="T113"><draw:control text:anchor-type="as-char" draw:z-index="23" draw:name="Vorm72" draw:style-name="gr1" draw:text-style-name="P6" svg:width="0.35cm" svg:height="0.35cm" draw:control="control22"/></text:span><text:span text:style-name="T113"><text:tab/></text:span><text:span text:style-name="T113"><draw:control text:anchor-type="as-char" draw:z-index="24" draw:name="Vorm73" draw:style-name="gr1" draw:text-style-name="P6" svg:width="0.35cm" svg:height="0.35cm" draw:control="control23"/></text:span><text:span text:style-name="T113"><text:tab/></text:span><text:span text:style-name="T118">Copy</text:span><text:span text:style-name="T119"> </text:span><text:span text:style-name="T73">Desktop wallpapers</text:span><text:span text:style-name="T70"> </text:span><text:span text:style-name="T120">to</text:span><text:span text:style-name="T121"> ~/</text:span><text:span text:style-name="T120">Pictures</text:span><text:span text:style-name="T121">.</text:span></text:p>
      <text:p text:style-name="P40"><text:tab/><draw:control text:anchor-type="as-char" draw:z-index="6" draw:name="Vorm74" draw:style-name="gr1" draw:text-style-name="P6" svg:width="0.35cm" svg:height="0.35cm" draw:control="control5"/><text:span text:style-name="T113"><text:tab/></text:span><text:span text:style-name="T113"><draw:control text:anchor-type="as-char" draw:z-index="25" draw:name="Vorm75" draw:style-name="gr1" draw:text-style-name="P6" svg:width="0.35cm" svg:height="0.35cm" draw:control="control24"/></text:span><text:span text:style-name="T113"><text:tab/></text:span><text:span text:style-name="T113"><draw:control text:anchor-type="as-char" draw:z-index="26" draw:name="Vorm76" draw:style-name="gr1" draw:text-style-name="P6" svg:width="0.35cm" svg:height="0.35cm" draw:control="control25"/></text:span><text:span text:style-name="T113"><text:tab/></text:span><text:span text:style-name="T113"><draw:control text:anchor-type="as-char" draw:z-index="27" draw:name="Vorm77" draw:style-name="gr1" draw:text-style-name="P6" svg:width="0.35cm" svg:height="0.35cm" draw:control="control26"/></text:span><text:span text:style-name="T113"><text:tab/></text:span><text:span text:style-name="T118">Copy</text:span><text:span text:style-name="T104"> </text:span><text:span text:style-name="T120">the</text:span><text:span text:style-name="T104"> </text:span><text:span text:style-name="T122">Chrome </text:span><text:span text:style-name="T104">data </text:span><text:span text:style-name="T120">to</text:span><text:span text:style-name="T119"> ~/.</text:span><text:span text:style-name="T122">chrome</text:span><text:span text:style-name="T123">, </text:span><text:span text:style-name="T72">o</text:span><text:span text:style-name="T120">r</text:span><text:span text:style-name="T72"> </text:span><text:span text:style-name="T120">to</text:span><text:span text:style-name="T72"> </text:span><text:span text:style-name="T119">~/.</text:span><text:span text:style-name="T124">google</text:span><text:span text:style-name="T119">.</text:span></text:p>
      <text:p text:style-name="P40"><text:tab/><draw:control text:anchor-type="as-char" draw:z-index="7" draw:name="Vorm78" draw:style-name="gr1" draw:text-style-name="P6" svg:width="0.35cm" svg:height="0.35cm" draw:control="control6"/><text:span text:style-name="T113"><text:tab/></text:span><text:span text:style-name="T113"><draw:control text:anchor-type="as-char" draw:z-index="28" draw:name="Vorm79" draw:style-name="gr1" draw:text-style-name="P6" svg:width="0.35cm" svg:height="0.35cm" draw:control="control27"/></text:span><text:span text:style-name="T113"><text:tab/></text:span><text:span text:style-name="T113"><draw:control text:anchor-type="as-char" draw:z-index="29" draw:name="Vorm80" draw:style-name="gr1" draw:text-style-name="P6" svg:width="0.35cm" svg:height="0.35cm" draw:control="control28"/></text:span><text:span text:style-name="T113"><text:tab/></text:span><text:span text:style-name="T113"><draw:control text:anchor-type="as-char" draw:z-index="30" draw:name="Vorm81" draw:style-name="gr1" draw:text-style-name="P6" svg:width="0.35cm" svg:height="0.35cm" draw:control="control29"/></text:span><text:span text:style-name="T113"><text:tab/></text:span><text:span text:style-name="T118">Copy the</text:span><text:span text:style-name="T104"> Firefox data </text:span><text:span text:style-name="T120">to</text:span><text:span text:style-name="T119"> ~/.mozilla </text:span><text:span text:style-name="T123">(NB </text:span><text:span text:style-name="Strong_20_Emphasis"><text:span text:style-name="T125">F</text:span></text:span><text:span text:style-name="T123">irefox</text:span><text:span text:style-name="T126"> → </text:span><text:span text:style-name="Strong_20_Emphasis"><text:span text:style-name="T127">f</text:span></text:span><text:span text:style-name="T128">irefox</text:span><text:span text:style-name="T123">), </text:span><text:span text:style-name="T72">o</text:span><text:span text:style-name="T120">r</text:span><text:span text:style-name="T72"> </text:span><text:span text:style-name="T120">to</text:span><text:span text:style-name="T72"> </text:span><text:span text:style-name="T119">~/.mozilla.</text:span></text:p>
      <text:p text:style-name="P42"><text:tab/><draw:control text:anchor-type="as-char" draw:z-index="8" draw:name="Vorm82" draw:style-name="gr1" draw:text-style-name="P6" svg:width="0.35cm" svg:height="0.35cm" draw:control="control7"/><text:span text:style-name="T111"><text:tab/></text:span><text:span text:style-name="T111"><draw:control text:anchor-type="as-char" draw:z-index="31" draw:name="Vorm83" draw:style-name="gr1" draw:text-style-name="P6" svg:width="0.35cm" svg:height="0.35cm" draw:control="control30"/></text:span><text:span text:style-name="T111"><text:tab/></text:span><text:span text:style-name="T111"><draw:control text:anchor-type="as-char" draw:z-index="32" draw:name="Vorm84" draw:style-name="gr1" draw:text-style-name="P6" svg:width="0.35cm" svg:height="0.35cm" draw:control="control31"/></text:span><text:span text:style-name="T111"><text:tab/></text:span><text:span text:style-name="T111"><draw:control text:anchor-type="as-char" draw:z-index="33" draw:name="Vorm85" draw:style-name="gr1" draw:text-style-name="P6" svg:width="0.35cm" svg:height="0.35cm" draw:control="control32"/></text:span><text:span text:style-name="T111"><text:tab/></text:span><text:span text:style-name="T129">Start Firefox and check the operation.</text:span></text:p>
      <text:p text:style-name="P39"><text:tab/><draw:control text:anchor-type="as-char" draw:z-index="9" draw:name="Vorm86" draw:style-name="gr1" draw:text-style-name="P6" svg:width="0.35cm" svg:height="0.35cm" draw:control="control8"/><text:span text:style-name="T111"><text:tab/></text:span><text:span text:style-name="T111"><draw:control text:anchor-type="as-char" draw:z-index="34" draw:name="Vorm87" draw:style-name="gr1" draw:text-style-name="P6" svg:width="0.35cm" svg:height="0.35cm" draw:control="control33"/></text:span><text:span text:style-name="T111"><text:tab/></text:span><text:span text:style-name="T111"><draw:control text:anchor-type="as-char" draw:z-index="35" draw:name="Vorm88" draw:style-name="gr1" draw:text-style-name="P6" svg:width="0.35cm" svg:height="0.35cm" draw:control="control34"/></text:span><text:span text:style-name="T111"><text:tab/></text:span><text:span text:style-name="T111"><draw:control text:anchor-type="as-char" draw:z-index="36" draw:name="Vorm89" draw:style-name="gr1" draw:text-style-name="P6" svg:width="0.35cm" svg:height="0.35cm" draw:control="control35"/></text:span><text:span text:style-name="T111"><text:tab/></text:span><text:span text:style-name="T130">Copy the </text:span><text:span text:style-name="T129">Thunderbird data </text:span><text:span text:style-name="T131">to</text:span><text:span text:style-name="T132"> ~/.thunderbird, </text:span><text:span text:style-name="T133">o</text:span><text:span text:style-name="T131">r</text:span><text:span text:style-name="T133"> </text:span><text:span text:style-name="T131">to</text:span><text:span text:style-name="T133"> </text:span><text:span text:style-name="T132">~/.thunderbird.</text:span></text:p>
      <text:p text:style-name="P43"><text:tab/><draw:control text:anchor-type="as-char" draw:z-index="10" draw:name="Vorm90" draw:style-name="gr1" draw:text-style-name="P6" svg:width="0.35cm" svg:height="0.35cm" draw:control="control9"/><text:span text:style-name="T113"><text:tab/></text:span><text:span text:style-name="T113"><draw:control text:anchor-type="as-char" draw:z-index="37" draw:name="Vorm91" draw:style-name="gr1" draw:text-style-name="P6" svg:width="0.35cm" svg:height="0.35cm" draw:control="control36"/></text:span><text:span text:style-name="T113"><text:tab/></text:span><text:span text:style-name="T113"><draw:control text:anchor-type="as-char" draw:z-index="38" draw:name="Vorm92" draw:style-name="gr1" draw:text-style-name="P6" svg:width="0.35cm" svg:height="0.35cm" draw:control="control37"/></text:span><text:span text:style-name="T113"><text:tab/></text:span><text:span text:style-name="T113"><draw:control text:anchor-type="as-char" draw:z-index="41" draw:name="Vorm93" draw:style-name="gr1" draw:text-style-name="P6" svg:width="0.35cm" svg:height="0.35cm" draw:control="control40"/></text:span><text:span text:style-name="T113"><text:tab/></text:span><text:span text:style-name="T104">Start Thunderbird and check the operation. </text:span><text:span text:style-name="T134">(inc</text:span><text:span text:style-name="T135">l</text:span><text:span text:style-name="T136">u</text:span><text:span text:style-name="T137">ding possible</text:span><text:span text:style-name="T134"> Agenda)</text:span><text:span text:style-name="T104">.</text:span></text:p>
      <text:p text:style-name="P40"><text:tab/><draw:control text:anchor-type="as-char" draw:z-index="11" draw:name="Vorm94" draw:style-name="gr1" draw:text-style-name="P6" svg:width="0.35cm" svg:height="0.35cm" draw:control="control10"/><text:span text:style-name="T113"><text:tab/></text:span><text:span text:style-name="T113"><draw:control text:anchor-type="as-char" draw:z-index="39" draw:name="Vorm95" draw:style-name="gr1" draw:text-style-name="P6" svg:width="0.35cm" svg:height="0.35cm" draw:control="control38"/></text:span><text:span text:style-name="T113"><text:tab/></text:span><text:span text:style-name="T113"><draw:control text:anchor-type="as-char" draw:z-index="40" draw:name="Vorm96" draw:style-name="gr1" draw:text-style-name="P6" svg:width="0.35cm" svg:height="0.35cm" draw:control="control39"/></text:span><text:span text:style-name="T113"><text:tab/></text:span><text:span text:style-name="T113"><draw:control text:anchor-type="as-char" draw:z-index="42" draw:name="Vorm97" draw:style-name="gr1" draw:text-style-name="P6" svg:width="0.35cm" svg:height="0.35cm" draw:control="control41"/></text:span><text:span text:style-name="T113"><text:tab/>Remove unnecessary Windows files via </text:span><text:span text:style-name="Strong_20_Emphasis"><text:span text:style-name="T138">Terminal</text:span></text:span><text:span text:style-name="T113"> and the following command line:</text:span><text:span text:style-name="T139"><text:line-break/></text:span></text:p>
      <text:list text:continue-numbering="true" text:style-name="L1">
        <text:list-header>
          <text:p text:style-name="P44"><text:span text:style-name="User_20_Entry"><text:span text:style-name="T140">f</text:span></text:span><text:span text:style-name="User_20_Entry"><text:span text:style-name="T141">ind </text:span></text:span><text:span text:style-name="User_20_Entry"><text:span text:style-name="T142">$HOME</text:span></text:span><text:span text:style-name="User_20_Entry"><text:span text:style-name="T141"> -type f -</text:span></text:span><text:span text:style-name="User_20_Entry"><text:span text:style-name="T143">i</text:span></text:span><text:span text:style-name="User_20_Entry"><text:span text:style-name="T141">name </text:span></text:span><text:span text:style-name="User_20_Entry"><text:span text:style-name="T144">d</text:span></text:span><text:span text:style-name="User_20_Entry"><text:span text:style-name="T141">esktop.ini -</text:span></text:span><text:span text:style-name="User_20_Entry"><text:span text:style-name="T145">d</text:span></text:span><text:span text:style-name="User_20_Entry"><text:span text:style-name="T146">e</text:span></text:span><text:span text:style-name="User_20_Entry"><text:span text:style-name="T145">lete </text:span></text:span><text:span text:style-name="User_20_Entry"><text:span text:style-name="T147">-or </text:span></text:span><text:span text:style-name="User_20_Entry"><text:span text:style-name="T141">-type f -</text:span></text:span><text:span text:style-name="User_20_Entry"><text:span text:style-name="T148">i</text:span></text:span><text:span text:style-name="User_20_Entry"><text:span text:style-name="T141">name </text:span></text:span><text:span text:style-name="User_20_Entry"><text:span text:style-name="T148">t</text:span></text:span><text:span text:style-name="User_20_Entry"><text:span text:style-name="T141">humbs.db -</text:span></text:span><text:span text:style-name="User_20_Entry"><text:span text:style-name="T145">delete -</text:span></text:span><text:span text:style-name="User_20_Entry"><text:span text:style-name="T147">or </text:span></text:span><text:span text:style-name="User_20_Entry"><text:span text:style-name="T141">-type f -name '*.</text:span></text:span><text:span text:style-name="User_20_Entry"><text:span text:style-name="T149">lnk'</text:span></text:span><text:span text:style-name="User_20_Entry"><text:span text:style-name="T141"> -</text:span></text:span><text:span text:style-name="User_20_Entry"><text:span text:style-name="T145">delete -</text:span></text:span><text:span text:style-name="User_20_Entry"><text:span text:style-name="T150">or </text:span></text:span><text:span text:style-name="User_20_Entry"><text:span text:style-name="T141">-type f -</text:span></text:span><text:span text:style-name="User_20_Entry"><text:span text:style-name="T143">i</text:span></text:span><text:span text:style-name="User_20_Entry"><text:span text:style-name="T141">name '*.</text:span></text:span><text:span text:style-name="User_20_Entry"><text:span text:style-name="T151">exe'</text:span></text:span><text:span text:style-name="User_20_Entry"><text:span text:style-name="T141"> -</text:span></text:span><text:span text:style-name="User_20_Entry"><text:span text:style-name="T145">delete -</text:span></text:span><text:span text:style-name="User_20_Entry"><text:span text:style-name="T152">or </text:span></text:span><text:span text:style-name="User_20_Entry"><text:span text:style-name="T141">-type f -</text:span></text:span><text:span text:style-name="User_20_Entry"><text:span text:style-name="T152">name '~*' -delete</text:span></text:span><text:span text:style-name="User_20_Entry"><text:span text:style-name="T153"><text:line-break/></text:span></text:span></text:p>
        </text:list-header>
      </text:list>
      <text:p text:style-name="P45"><text:span text:style-name="T113"><text:tab/></text:span><text:span text:style-name="T113"><draw:control text:anchor-type="as-char" draw:z-index="12" draw:name="Vorm98" draw:style-name="gr1" draw:text-style-name="P6" svg:width="0.35cm" svg:height="0.35cm" draw:control="control11"/></text:span><text:span text:style-name="T113"><text:tab/></text:span><text:span text:style-name="T113"><draw:control text:anchor-type="as-char" draw:z-index="43" draw:name="Vorm99" draw:style-name="gr1" draw:text-style-name="P6" svg:width="0.35cm" svg:height="0.35cm" draw:control="control42"/></text:span><text:span text:style-name="T113"><text:tab/></text:span><text:span text:style-name="T113"><draw:control text:anchor-type="as-char" draw:z-index="44" draw:name="Vorm100" draw:style-name="gr1" draw:text-style-name="P6" svg:width="0.35cm" svg:height="0.35cm" draw:control="control43"/></text:span><text:span text:style-name="T113"><text:tab/></text:span><text:span text:style-name="T113"><draw:control text:anchor-type="as-char" draw:z-index="45" draw:name="Vorm101" draw:style-name="gr1" draw:text-style-name="P6" svg:width="0.35cm" svg:height="0.35cm" draw:control="control44"/></text:span><text:span text:style-name="T113"><text:tab/></text:span><text:span text:style-name="T114">Connect to the Internet so that new e-mails can arrive again.</text:span></text:p>
      <text:list text:style-name="L2">
        <text:list-header>
          <text:p text:style-name="P46"><text:span text:style-name="T154"/></text:p>
          <text:p text:style-name="P47"><text:span text:style-name="T154"><text:line-break/><text:tab/></text:span><text:span text:style-name="T155">End of checklist, the transfer is complete.</text:span></text:p>
        </text:list-header>
      </text:list>
      <text:p text:style-name="P30"/>
      <text:list text:continue-numbering="true" text:style-name="L2">
        <text:list-item>
          <text:list>
            <text:list-header>
              <text:p text:style-name="P48"><text:span text:style-name="T156">Written</text:span><text:span text:style-name="T157"> </text:span><text:span text:style-name="T156">by</text:span><text:span text:style-name="T157"> </text:span><text:a xlink:type="simple" xlink:href="mailto:info@karelzimmer.nl?subject=Checklist%20installation%20Linux" text:style-name="Internet_20_link" text:visited-style-name="Visited_20_Internet_20_Link"><text:span text:style-name="T158">Karel Zimmer</text:span></text:a><text:span text:style-name="T159">.</text:span></text:p>
              <text:p text:style-name="P48"><text:span text:style-name="T160">License </text:span><text:span text:style-name="T159">C</text:span><text:span text:style-name="T161">C0</text:span><text:span text:style-name="T159"> 1.0</text:span><text:span text:style-name="T162"> </text:span><text:span text:style-name="T16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2"><text:s/></text:span><text:span text:style-name="T16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2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<text:span text:style-name="T163">User </text:span>#</text:p>
            <text:p text:style-name="P50"/>
          </table:table-cell>
          <table:table-cell table:style-name="Tabel1.A1" table:number-rows-spanned="2" office:value-type="string">
            <text:p text:style-name="P51">Name</text:p>
            <text:p text:style-name="P52">(<text:span text:style-name="T163">e.g</text:span>. Jan <text:span text:style-name="T164">Jansen</text:span>)</text:p>
          </table:table-cell>
          <table:table-cell table:style-name="Tabel1.A1" table:number-rows-spanned="2" office:value-type="string">
            <text:p text:style-name="P51">Username</text:p>
            <text:p text:style-name="P52">(<text:span text:style-name="T163">e.g</text:span>. jan)</text:p>
          </table:table-cell>
          <table:table-cell table:style-name="Tabel1.D1" table:number-rows-spanned="2" office:value-type="string">
            <text:p text:style-name="P53">Passw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 <text:span text:style-name="T163">password</text:span></text:p>
          </table:table-cell>
          <table:table-cell table:style-name="Tabel1.G1" office:value-type="string">
            <text:p text:style-name="P57"><draw:control text:anchor-type="as-char" draw:z-index="58" draw:name="Vorm1_11" draw:style-name="gr2" draw:text-style-name="P58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9">Wi<text:span text:style-name="T163">F</text:span>i netw<text:span text:style-name="T163">o</text:span>rk na<text:span text:style-name="T163">me</text:span></text:p>
          </table:table-cell>
          <table:table-cell table:style-name="Tabel1.G2" office:value-type="string">
            <text:p text:style-name="P57"><draw:control text:anchor-type="as-char" draw:z-index="59" draw:name="Vorm1_12" draw:style-name="gr2" draw:text-style-name="P58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9">1</text:p>
          </table:table-cell>
          <table:table-cell table:style-name="Tabel1.A3" office:value-type="string">
            <text:p text:style-name="P60"><draw:control text:anchor-type="as-char" draw:z-index="46" draw:name="Vorm1" draw:style-name="gr2" draw:text-style-name="P58" svg:width="5.486cm" svg:height="0.406cm" draw:control="control45"/></text:p>
          </table:table-cell>
          <table:table-cell table:style-name="Tabel1.A3" office:value-type="string">
            <text:p text:style-name="P57"><draw:control text:anchor-type="as-char" draw:z-index="50" draw:name="Vorm1_3" draw:style-name="gr2" draw:text-style-name="P58" svg:width="3.208cm" svg:height="0.406cm" draw:control="control49"/></text:p>
          </table:table-cell>
          <table:table-cell table:style-name="Tabel1.D3" office:value-type="string">
            <text:p text:style-name="P57"><draw:control text:anchor-type="as-char" draw:z-index="54" draw:name="Vorm1_7" draw:style-name="gr2" draw:text-style-name="P58" svg:width="4.571cm" svg:height="0.406cm" draw:control="control53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Network key</text:p>
          </table:table-cell>
          <table:table-cell table:style-name="Tabel1.G2" office:value-type="string">
            <text:p text:style-name="P57"><draw:control text:anchor-type="as-char" draw:z-index="60" draw:name="Vorm1_13" draw:style-name="gr2" draw:text-style-name="P58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9">2</text:p>
          </table:table-cell>
          <table:table-cell table:style-name="Tabel1.A3" office:value-type="string">
            <text:p text:style-name="P57"><draw:control text:anchor-type="as-char" draw:z-index="47" draw:name="Vorm1_0" draw:style-name="gr2" draw:text-style-name="P58" svg:width="5.486cm" svg:height="0.406cm" draw:control="control46"/></text:p>
          </table:table-cell>
          <table:table-cell table:style-name="Tabel1.A3" office:value-type="string">
            <text:p text:style-name="P57"><draw:control text:anchor-type="as-char" draw:z-index="51" draw:name="Vorm1_4" draw:style-name="gr2" draw:text-style-name="P58" svg:width="3.208cm" svg:height="0.406cm" draw:control="control50"/></text:p>
          </table:table-cell>
          <table:table-cell table:style-name="Tabel1.D3" office:value-type="string">
            <text:p text:style-name="P57"><draw:control text:anchor-type="as-char" draw:z-index="55" draw:name="Vorm1_8" draw:style-name="gr2" draw:text-style-name="P58" svg:width="4.571cm" svg:height="0.406cm" draw:control="control54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IP#</text:p>
          </table:table-cell>
          <table:table-cell table:style-name="Tabel1.G2" office:value-type="string">
            <text:p text:style-name="P57"><draw:control text:anchor-type="as-char" draw:z-index="61" draw:name="Vorm1_14" draw:style-name="gr2" draw:text-style-name="P58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63">3</text:p>
          </table:table-cell>
          <table:table-cell table:style-name="Tabel1.A3" office:value-type="string">
            <text:p text:style-name="P57"><draw:control text:anchor-type="as-char" draw:z-index="48" draw:name="Vorm1_1" draw:style-name="gr2" draw:text-style-name="P58" svg:width="5.486cm" svg:height="0.406cm" draw:control="control47"/></text:p>
          </table:table-cell>
          <table:table-cell table:style-name="Tabel1.A3" office:value-type="string">
            <text:p text:style-name="P57"><draw:control text:anchor-type="as-char" draw:z-index="52" draw:name="Vorm1_5" draw:style-name="gr2" draw:text-style-name="P58" svg:width="3.208cm" svg:height="0.406cm" draw:control="control51"/></text:p>
          </table:table-cell>
          <table:table-cell table:style-name="Tabel1.D3" office:value-type="string">
            <text:p text:style-name="P57"><draw:control text:anchor-type="as-char" draw:z-index="56" draw:name="Vorm1_9" draw:style-name="gr2" draw:text-style-name="P58" svg:width="4.571cm" svg:height="0.406cm" draw:control="control55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<text:span text:style-name="T163">user</text:span>/<text:span text:style-name="T163">passwd</text:span></text:p>
          </table:table-cell>
          <table:table-cell table:style-name="Tabel1.G2" office:value-type="string">
            <text:p text:style-name="P57"><draw:control text:anchor-type="as-char" draw:z-index="62" draw:name="Vorm1_15" draw:style-name="gr2" draw:text-style-name="P58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63">4</text:p>
          </table:table-cell>
          <table:table-cell table:style-name="Tabel1.A3" office:value-type="string">
            <text:p text:style-name="P57"><draw:control text:anchor-type="as-char" draw:z-index="49" draw:name="Vorm1_2" draw:style-name="gr2" draw:text-style-name="P58" svg:width="5.486cm" svg:height="0.406cm" draw:control="control48"/></text:p>
          </table:table-cell>
          <table:table-cell table:style-name="Tabel1.A3" office:value-type="string">
            <text:p text:style-name="P57"><draw:control text:anchor-type="as-char" draw:z-index="53" draw:name="Vorm1_6" draw:style-name="gr2" draw:text-style-name="P58" svg:width="3.208cm" svg:height="0.406cm" draw:control="control52"/></text:p>
          </table:table-cell>
          <table:table-cell table:style-name="Tabel1.D3" office:value-type="string">
            <text:p text:style-name="P57"><draw:control text:anchor-type="as-char" draw:z-index="57" draw:name="Vorm1_10" draw:style-name="gr2" draw:text-style-name="P58" svg:width="4.571cm" svg:height="0.406cm" draw:control="control56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4">TeamViewer ID</text:p>
          </table:table-cell>
          <table:table-cell table:style-name="Tabel1.G2" office:value-type="string">
            <text:p text:style-name="P57"><draw:control text:anchor-type="as-char" draw:z-index="63" draw:name="Vorm1_16" draw:style-name="gr2" draw:text-style-name="P58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5"><text:span text:style-name="T163">User</text:span>/<text:span text:style-name="T163">Seq </text:span><text:span text:style-name="T165">#</text:span></text:p>
          </table:table-cell>
          <table:table-cell table:style-name="Tabel2.A1" office:value-type="string">
            <text:p text:style-name="P66">Email nam<text:span text:style-name="T163">e</text:span></text:p>
          </table:table-cell>
          <table:table-cell table:style-name="Tabel2.A1" office:value-type="string">
            <text:p text:style-name="P66">Email ad<text:span text:style-name="T163">d</text:span>res<text:span text:style-name="T163">s</text:span></text:p>
          </table:table-cell>
          <table:table-cell table:style-name="Tabel2.A1" office:value-type="string">
            <text:p text:style-name="P67"><text:span text:style-name="T163">User </text:span>nam<text:span text:style-name="T163">e</text:span></text:p>
          </table:table-cell>
          <table:table-cell table:style-name="Tabel2.A1" office:value-type="string">
            <text:p text:style-name="P68">Password</text:p>
          </table:table-cell>
          <table:table-cell table:style-name="Tabel2.A1" office:value-type="string">
            <text:p text:style-name="P69">Incoming mail server<text:line-break/>(pop.<text:span text:style-name="T163">example</text:span>.com)</text:p>
          </table:table-cell>
          <table:table-cell table:style-name="Tabel2.G1" office:value-type="string">
            <text:p text:style-name="P70">Outgoing mail server<text:line-break/>(smtp.<text:span text:style-name="T163">example</text:span>.com)</text:p>
          </table:table-cell>
        </table:table-row>
        <table:table-row table:style-name="Tabel2.2">
          <table:table-cell table:style-name="Tabel2.A2" office:value-type="string">
            <text:p text:style-name="P71"><draw:control text:anchor-type="as-char" svg:y="-0.598cm" draw:z-index="64" draw:name="Vorm1_17" draw:style-name="gr3" draw:text-style-name="P58" svg:width="1.176cm" svg:height="0.802cm" draw:control="control63"/></text:p>
          </table:table-cell>
          <table:table-cell table:style-name="Tabel2.A2" office:value-type="string">
            <text:p text:style-name="P72"><draw:control text:anchor-type="as-char" svg:y="-0.598cm" draw:z-index="70" draw:name="Vorm1_23" draw:style-name="gr3" draw:text-style-name="P58" svg:width="2.855cm" svg:height="0.802cm" draw:control="control69"/></text:p>
          </table:table-cell>
          <table:table-cell table:style-name="Tabel2.A2" office:value-type="string">
            <text:p text:style-name="P73"><draw:control text:anchor-type="as-char" svg:y="-0.598cm" draw:z-index="71" draw:name="Vorm1_24" draw:style-name="gr3" draw:text-style-name="P58" svg:width="3.56cm" svg:height="0.802cm" draw:control="control70"/></text:p>
          </table:table-cell>
          <table:table-cell table:style-name="Tabel2.A2" office:value-type="string">
            <text:p text:style-name="P73"><draw:control text:anchor-type="as-char" svg:y="-0.598cm" draw:z-index="72" draw:name="Vorm1_25" draw:style-name="gr3" draw:text-style-name="P58" svg:width="3.287cm" svg:height="0.802cm" draw:control="control71"/></text:p>
          </table:table-cell>
          <table:table-cell table:style-name="Tabel2.A2" office:value-type="string">
            <text:p text:style-name="P73"><draw:control text:anchor-type="as-char" svg:y="-0.598cm" draw:z-index="73" draw:name="Vorm1_26" draw:style-name="gr3" draw:text-style-name="P58" svg:width="2.855cm" svg:height="0.802cm" draw:control="control72"/></text:p>
          </table:table-cell>
          <table:table-cell table:style-name="Tabel2.A2" office:value-type="string">
            <text:p text:style-name="P73"><draw:control text:anchor-type="as-char" svg:y="-0.598cm" draw:z-index="74" draw:name="Vorm1_27" draw:style-name="gr3" draw:text-style-name="P58" svg:width="4.283cm" svg:height="0.802cm" draw:control="control73"/></text:p>
          </table:table-cell>
          <table:table-cell table:style-name="Tabel2.G2" office:value-type="string">
            <text:p text:style-name="P73"><draw:control text:anchor-type="as-char" svg:y="-0.598cm" draw:z-index="75" draw:name="Vorm1_28" draw:style-name="gr3" draw:text-style-name="P58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5" draw:name="Vorm1_18" draw:style-name="gr3" draw:text-style-name="P58" svg:width="1.176cm" svg:height="0.802cm" draw:control="control64"/></text:p>
          </table:table-cell>
          <table:table-cell table:style-name="Tabel2.A3" office:value-type="string">
            <text:p text:style-name="P73"><draw:control text:anchor-type="as-char" svg:y="-0.598cm" draw:z-index="76" draw:name="Vorm1_29" draw:style-name="gr3" draw:text-style-name="P58" svg:width="2.855cm" svg:height="0.802cm" draw:control="control75"/></text:p>
          </table:table-cell>
          <table:table-cell table:style-name="Tabel2.A3" office:value-type="string">
            <text:p text:style-name="P73"><draw:control text:anchor-type="as-char" svg:y="-0.598cm" draw:z-index="81" draw:name="Vorm1_34" draw:style-name="gr3" draw:text-style-name="P58" svg:width="3.56cm" svg:height="0.802cm" draw:control="control80"/></text:p>
          </table:table-cell>
          <table:table-cell table:style-name="Tabel2.A3" office:value-type="string">
            <text:p text:style-name="P73"><draw:control text:anchor-type="as-char" svg:y="-0.598cm" draw:z-index="86" draw:name="Vorm1_39" draw:style-name="gr3" draw:text-style-name="P58" svg:width="3.287cm" svg:height="0.802cm" draw:control="control85"/></text:p>
          </table:table-cell>
          <table:table-cell table:style-name="Tabel2.A3" office:value-type="string">
            <text:p text:style-name="P73"><draw:control text:anchor-type="as-char" svg:y="-0.598cm" draw:z-index="91" draw:name="Vorm1_44" draw:style-name="gr3" draw:text-style-name="P58" svg:width="2.855cm" svg:height="0.802cm" draw:control="control90"/></text:p>
          </table:table-cell>
          <table:table-cell table:style-name="Tabel2.A3" office:value-type="string">
            <text:p text:style-name="P73"><draw:control text:anchor-type="as-char" svg:y="-0.598cm" draw:z-index="96" draw:name="Vorm1_49" draw:style-name="gr3" draw:text-style-name="P58" svg:width="4.283cm" svg:height="0.802cm" draw:control="control95"/></text:p>
          </table:table-cell>
          <table:table-cell table:style-name="Tabel2.G3" office:value-type="string">
            <text:p text:style-name="P73"><draw:control text:anchor-type="as-char" svg:y="-0.598cm" draw:z-index="101" draw:name="Vorm1_54" draw:style-name="gr3" draw:text-style-name="P58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6" draw:name="Vorm1_19" draw:style-name="gr3" draw:text-style-name="P58" svg:width="1.176cm" svg:height="0.802cm" draw:control="control65"/></text:p>
          </table:table-cell>
          <table:table-cell table:style-name="Tabel2.A3" office:value-type="string">
            <text:p text:style-name="P73"><draw:control text:anchor-type="as-char" svg:y="-0.598cm" draw:z-index="77" draw:name="Vorm1_30" draw:style-name="gr3" draw:text-style-name="P58" svg:width="2.855cm" svg:height="0.802cm" draw:control="control76"/></text:p>
          </table:table-cell>
          <table:table-cell table:style-name="Tabel2.A3" office:value-type="string">
            <text:p text:style-name="P73"><draw:control text:anchor-type="as-char" svg:y="-0.598cm" draw:z-index="82" draw:name="Vorm1_35" draw:style-name="gr3" draw:text-style-name="P58" svg:width="3.56cm" svg:height="0.802cm" draw:control="control81"/></text:p>
          </table:table-cell>
          <table:table-cell table:style-name="Tabel2.A3" office:value-type="string">
            <text:p text:style-name="P73"><draw:control text:anchor-type="as-char" svg:y="-0.598cm" draw:z-index="87" draw:name="Vorm1_40" draw:style-name="gr3" draw:text-style-name="P58" svg:width="3.287cm" svg:height="0.802cm" draw:control="control86"/></text:p>
          </table:table-cell>
          <table:table-cell table:style-name="Tabel2.A3" office:value-type="string">
            <text:p text:style-name="P73"><draw:control text:anchor-type="as-char" svg:y="-0.598cm" draw:z-index="92" draw:name="Vorm1_45" draw:style-name="gr3" draw:text-style-name="P58" svg:width="2.855cm" svg:height="0.802cm" draw:control="control91"/></text:p>
          </table:table-cell>
          <table:table-cell table:style-name="Tabel2.A3" office:value-type="string">
            <text:p text:style-name="P73"><draw:control text:anchor-type="as-char" svg:y="-0.598cm" draw:z-index="97" draw:name="Vorm1_50" draw:style-name="gr3" draw:text-style-name="P58" svg:width="4.283cm" svg:height="0.802cm" draw:control="control96"/></text:p>
          </table:table-cell>
          <table:table-cell table:style-name="Tabel2.G3" office:value-type="string">
            <text:p text:style-name="P73"><draw:control text:anchor-type="as-char" svg:y="-0.598cm" draw:z-index="102" draw:name="Vorm1_55" draw:style-name="gr3" draw:text-style-name="P58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7" draw:name="Vorm1_20" draw:style-name="gr3" draw:text-style-name="P58" svg:width="1.176cm" svg:height="0.802cm" draw:control="control66"/></text:p>
          </table:table-cell>
          <table:table-cell table:style-name="Tabel2.A3" office:value-type="string">
            <text:p text:style-name="P73"><draw:control text:anchor-type="as-char" svg:y="-0.598cm" draw:z-index="78" draw:name="Vorm1_31" draw:style-name="gr3" draw:text-style-name="P58" svg:width="2.855cm" svg:height="0.802cm" draw:control="control77"/></text:p>
          </table:table-cell>
          <table:table-cell table:style-name="Tabel2.A3" office:value-type="string">
            <text:p text:style-name="P73"><draw:control text:anchor-type="as-char" svg:y="-0.598cm" draw:z-index="83" draw:name="Vorm1_36" draw:style-name="gr3" draw:text-style-name="P58" svg:width="3.56cm" svg:height="0.802cm" draw:control="control82"/></text:p>
          </table:table-cell>
          <table:table-cell table:style-name="Tabel2.A3" office:value-type="string">
            <text:p text:style-name="P73"><draw:control text:anchor-type="as-char" svg:y="-0.598cm" draw:z-index="88" draw:name="Vorm1_41" draw:style-name="gr3" draw:text-style-name="P58" svg:width="3.287cm" svg:height="0.802cm" draw:control="control87"/></text:p>
          </table:table-cell>
          <table:table-cell table:style-name="Tabel2.A3" office:value-type="string">
            <text:p text:style-name="P73"><draw:control text:anchor-type="as-char" svg:y="-0.598cm" draw:z-index="93" draw:name="Vorm1_46" draw:style-name="gr3" draw:text-style-name="P58" svg:width="2.855cm" svg:height="0.802cm" draw:control="control92"/></text:p>
          </table:table-cell>
          <table:table-cell table:style-name="Tabel2.A3" office:value-type="string">
            <text:p text:style-name="P73"><draw:control text:anchor-type="as-char" svg:y="-0.598cm" draw:z-index="98" draw:name="Vorm1_51" draw:style-name="gr3" draw:text-style-name="P58" svg:width="4.283cm" svg:height="0.802cm" draw:control="control97"/></text:p>
          </table:table-cell>
          <table:table-cell table:style-name="Tabel2.G3" office:value-type="string">
            <text:p text:style-name="P73"><draw:control text:anchor-type="as-char" svg:y="-0.598cm" draw:z-index="103" draw:name="Vorm1_56" draw:style-name="gr3" draw:text-style-name="P58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8" draw:name="Vorm1_21" draw:style-name="gr3" draw:text-style-name="P58" svg:width="1.176cm" svg:height="0.802cm" draw:control="control67"/></text:p>
          </table:table-cell>
          <table:table-cell table:style-name="Tabel2.A3" office:value-type="string">
            <text:p text:style-name="P73"><draw:control text:anchor-type="as-char" svg:y="-0.598cm" draw:z-index="79" draw:name="Vorm1_32" draw:style-name="gr3" draw:text-style-name="P58" svg:width="2.855cm" svg:height="0.802cm" draw:control="control78"/></text:p>
          </table:table-cell>
          <table:table-cell table:style-name="Tabel2.A3" office:value-type="string">
            <text:p text:style-name="P73"><draw:control text:anchor-type="as-char" svg:y="-0.598cm" draw:z-index="84" draw:name="Vorm1_37" draw:style-name="gr3" draw:text-style-name="P58" svg:width="3.56cm" svg:height="0.802cm" draw:control="control83"/></text:p>
          </table:table-cell>
          <table:table-cell table:style-name="Tabel2.A3" office:value-type="string">
            <text:p text:style-name="P73"><draw:control text:anchor-type="as-char" svg:y="-0.598cm" draw:z-index="89" draw:name="Vorm1_42" draw:style-name="gr3" draw:text-style-name="P58" svg:width="3.287cm" svg:height="0.802cm" draw:control="control88"/></text:p>
          </table:table-cell>
          <table:table-cell table:style-name="Tabel2.A3" office:value-type="string">
            <text:p text:style-name="P73"><draw:control text:anchor-type="as-char" svg:y="-0.598cm" draw:z-index="94" draw:name="Vorm1_47" draw:style-name="gr3" draw:text-style-name="P58" svg:width="2.855cm" svg:height="0.802cm" draw:control="control93"/></text:p>
          </table:table-cell>
          <table:table-cell table:style-name="Tabel2.A3" office:value-type="string">
            <text:p text:style-name="P73"><draw:control text:anchor-type="as-char" svg:y="-0.598cm" draw:z-index="99" draw:name="Vorm1_52" draw:style-name="gr3" draw:text-style-name="P58" svg:width="4.283cm" svg:height="0.802cm" draw:control="control98"/></text:p>
          </table:table-cell>
          <table:table-cell table:style-name="Tabel2.G3" office:value-type="string">
            <text:p text:style-name="P73"><draw:control text:anchor-type="as-char" svg:y="-0.598cm" draw:z-index="104" draw:name="Vorm1_57" draw:style-name="gr3" draw:text-style-name="P58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9" draw:name="Vorm1_22" draw:style-name="gr3" draw:text-style-name="P58" svg:width="1.176cm" svg:height="0.802cm" draw:control="control68"/></text:p>
          </table:table-cell>
          <table:table-cell table:style-name="Tabel2.A3" office:value-type="string">
            <text:p text:style-name="P73"><draw:control text:anchor-type="as-char" svg:y="-0.598cm" draw:z-index="80" draw:name="Vorm1_33" draw:style-name="gr3" draw:text-style-name="P58" svg:width="2.855cm" svg:height="0.802cm" draw:control="control79"/></text:p>
          </table:table-cell>
          <table:table-cell table:style-name="Tabel2.A3" office:value-type="string">
            <text:p text:style-name="P73"><draw:control text:anchor-type="as-char" svg:y="-0.598cm" draw:z-index="85" draw:name="Vorm1_38" draw:style-name="gr3" draw:text-style-name="P58" svg:width="3.56cm" svg:height="0.802cm" draw:control="control84"/></text:p>
          </table:table-cell>
          <table:table-cell table:style-name="Tabel2.A3" office:value-type="string">
            <text:p text:style-name="P73"><draw:control text:anchor-type="as-char" svg:y="-0.598cm" draw:z-index="90" draw:name="Vorm1_43" draw:style-name="gr3" draw:text-style-name="P58" svg:width="3.287cm" svg:height="0.802cm" draw:control="control89"/></text:p>
          </table:table-cell>
          <table:table-cell table:style-name="Tabel2.A3" office:value-type="string">
            <text:p text:style-name="P73"><draw:control text:anchor-type="as-char" svg:y="-0.598cm" draw:z-index="95" draw:name="Vorm1_48" draw:style-name="gr3" draw:text-style-name="P58" svg:width="2.855cm" svg:height="0.802cm" draw:control="control94"/></text:p>
          </table:table-cell>
          <table:table-cell table:style-name="Tabel2.A3" office:value-type="string">
            <text:p text:style-name="P73"><draw:control text:anchor-type="as-char" svg:y="-0.598cm" draw:z-index="100" draw:name="Vorm1_53" draw:style-name="gr3" draw:text-style-name="P58" svg:width="4.283cm" svg:height="0.802cm" draw:control="control99"/></text:p>
          </table:table-cell>
          <table:table-cell table:style-name="Tabel2.G3" office:value-type="string">
            <text:p text:style-name="P73"><draw:control text:anchor-type="as-char" svg:y="-0.598cm" draw:z-index="105" draw:name="Vorm1_58" draw:style-name="gr3" draw:text-style-name="P58" svg:width="4.46cm" svg:height="0.802cm" draw:control="control104"/>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0-17T08:27:22.389628314">10/17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0-17T08:27:22.391172889">10/17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7:22.308879421</dc:date>
    <meta:print-date>2014-01-05T10:21:33.960023988</meta:print-date>
    <meta:keyword>Installatie</meta:keyword>
    <meta:keyword>Checklist</meta:keyword>
    <meta:keyword>Linux</meta:keyword>
    <meta:editing-cycles>2490</meta:editing-cycles>
    <meta:editing-duration>P5DT3H29M49S</meta:editing-duration>
    <meta:printed-by>Karel Zimmer</meta:printed-by>
    <dc:creator>Karel Zimmer</dc:creator>
    <meta:document-statistic meta:table-count="5" meta:image-count="2" meta:object-count="0" meta:page-count="4" meta:paragraph-count="156" meta:word-count="571" meta:character-count="3975" meta:non-whitespace-character-count="3260"/>
    <meta:user-defined meta:name="Info 1"/>
    <meta:user-defined meta:name="Info 2"/>
    <meta:user-defined meta:name="Info 3"/>
    <meta:user-defined meta:name="Info 4"/>
  </office:meta>
</office:document-meta>
</file>